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4.131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29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2x1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8_Odd_Ev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2,D4,D3,D1</text:p>
          </table:table-cell>
          <table:table-cell office:value-type="string" calcext:value-type="string">
            <text:p>D_SOD-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220-15_P2.54x2.54mm_StaggerOdd_Lead5.84mm_Tab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H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6" meta:object-count="0"/>
    <meta:generator>LibreOffice/6.4.3.2$Linux_X86_64 LibreOffice_project/40$Build-2</meta:generator>
  </office:meta>
</office:document-meta>
</file>